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start"/>
    </style:style>
    <style:style style:name="P5" style:family="paragraph">
      <style:text-properties fo:font-size="16pt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 fo:font-weight="bold" style:font-weight-asian="bold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23ff23" fo:font-size="20pt" fo:font-weight="bold"/>
    </style:style>
    <style:style style:name="T6" style:family="text">
      <style:text-properties fo:color="#23ff23"/>
    </style:style>
    <style:style style:name="T7" style:family="text">
      <style:text-properties fo:color="#ffff00"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23ff23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ffff00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The C in C++</presentation:footer-decl>
      <presentation:footer-decl presentation:name="ftr2">CMPTxxxx</presentation:footer-decl>
      <presentation:footer-decl presentation:name="ftr3">CMPT166: selection (if)</presentation:footer-decl>
      <presentation:date-time-decl presentation:name="dtd1" presentation:source="fixed">9 Jan 2009</presentation:date-time-decl>
      <presentation:date-time-decl presentation:name="dtd2" presentation:source="current-date" style:data-style-name="D3"/>
      <presentation:date-time-decl presentation:name="dtd3" presentation:source="fixed">14 Jan 2008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Getting Started with C++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9 January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Languages</text:span>: machine, assembly, high-level</text:p>
              </text:list-item>
              <text:list-item>
                <text:p text:style-name="P1">C++ <text:span text:style-name="T1">compilers </text:span>and <text:span text:style-name="T1">IDE</text:span>s</text:p>
              </text:list-item>
              <text:list-item>
                <text:p text:style-name="P1">A first C++ <text:span text:style-name="T1">program</text:span></text:p>
              </text:list-item>
              <text:list-item>
                <text:p text:style-name="P1"><text:span text:style-name="T1">Comments</text:span> and <text:span text:style-name="T1">doc-comments</text:span></text:p>
              </text:list-item>
              <text:list-item>
                <text:p text:style-name="P1"><text:span text:style-name="T1">Compiling</text:span> and <text:span text:style-name="T1">running</text:span> a C++ progra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++ builtin types</text:p>
          </draw:text-box>
        </draw:frame>
        <draw:frame presentation:style-name="pr8" draw:layer="layout" svg:width="25.199cm" svg:height="14.451cm" svg:x="1.4cm" svg:y="4.507cm" presentation:class="outline" presentation:user-transformed="true">
          <draw:text-box>
            <text:list text:style-name="L2">
              <text:list-item>
                <text:p><text:span text:style-name="T1">bool</text:span>: true, false (note case)</text:p>
                <text:list>
                  <text:list-item>
                    <text:p>Implicit int-&gt;bool conversion:<text:line-break/>anything non-zero converts to true</text:p>
                  </text:list-item>
                </text:list>
              </text:list-item>
              <text:list-item>
                <text:p><text:span text:style-name="T1">char</text:span>: single character</text:p>
                <text:list>
                  <text:list-item>
                    <text:p>No built-in string, but stay tuned</text:p>
                  </text:list-item>
                </text:list>
              </text:list-item>
              <text:list-item>
                <text:p>int: <text:span text:style-name="T1">short int</text:span>, <text:span text:style-name="T1">int</text:span>,<text:span text:style-name="T1"> long int</text:span></text:p>
              </text:list-item>
              <text:list-item>
                <text:p>float: <text:span text:style-name="T1">float</text:span>, <text:span text:style-name="T1">double</text:span>,<text:span text:style-name="T1"> long double</text:span></text:p>
              </text:list-item>
              <text:list-item>
                <text:p>Generally, int/double are 32-bits, shorts are 16, etc.</text:p>
              </text:list-item>
              <text:list-item>
                <text:p>But on a 64-bit machine, all might be 64-bit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eclarations: vars, functions</text:p>
          </draw:text-box>
        </draw:frame>
        <draw:frame presentation:style-name="pr8" draw:layer="layout" svg:width="26.223cm" svg:height="14.271cm" svg:x="1.4cm" svg:y="4.507cm" presentation:class="outline" presentation:user-transformed="true">
          <draw:text-box>
            <text:list text:style-name="L2">
              <text:list-item>
                <text:p>Remember C++ is <text:span text:style-name="T1">statically typed</text:span>:</text:p>
              </text:list-item>
              <text:list-item>
                <text:p>All variables and functions need to be <text:span text:style-name="T1">declared</text:span></text:p>
                <text:list>
                  <text:list-item>
                    <text:p>Variables: <text:span text:style-name="T1">type</text:span> (incl. arrays, pointers, etc.)</text:p>
                    <text:list>
                      <text:list-item>
                        <text:p text:style-name="P4"><text:span text:style-name="T2">int numApples;</text:span></text:p>
                      </text:list-item>
                    </text:list>
                  </text:list-item>
                  <text:list-item>
                    <text:p>Functions: <text:span text:style-name="T1">param types</text:span>, <text:span text:style-name="T1">return type</text:span></text:p>
                    <text:list>
                      <text:list-item>
                        <text:p><text:span text:style-name="T2">float double_me(float x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itializing</text:span> variables:</text:p>
                <text:list>
                  <text:list-item>
                    <text:list>
                      <text:list-item>
                        <text:p text:style-name="P4"><text:span text:style-name="T2">int numApples = 5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fining</text:span> functions:</text:p>
                <text:list>
                  <text:list-item>
                    <text:list>
                      <text:list-item>
                        <text:p><text:span text:style-name="T2">float double_me(float x) { return x+x;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Expression/assignment compatibility</text:p>
          </draw:text-box>
        </draw:frame>
        <draw:frame presentation:style-name="pr10" draw:layer="layout" svg:width="25.199cm" svg:height="15.15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Statically</text:span> typed: must <text:span text:style-name="T1">declare</text:span> and <text:span text:style-name="T1">initialize</text:span> variables</text:p>
                <text:list>
                  <text:list-item>
                    <text:list>
                      <text:list-item>
                        <text:p text:style-name="P1"><text:span text:style-name="T2">int numApples = 5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Cannot assign </text:span><text:span text:style-name="T1">mismatched</text:span><text:span text:style-name="T3"> types:</text:span></text:p>
                <text:list>
                  <text:list-item>
                    <text:list>
                      <text:list-item>
                        <text:p text:style-name="P1"><text:span text:style-name="T2">numApples = 3.4;</text:span><text:span text:style-name="T4"><text:tab/></text:span><text:span text:style-name="T4">// won't work!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But values can be </text:span><text:span text:style-name="T1">promoted</text:span><text:span text:style-name="T3"> to higher-precision </text:span></text:p>
                <text:list>
                  <text:list-item>
                    <text:list>
                      <text:list-item>
                        <text:p text:style-name="P1"><text:span text:style-name="T2">float appleSize;</text:span></text:p>
                      </text:list-item>
                      <text:list-item>
                        <text:p text:style-name="P1"><text:span text:style-name="T2">appleSize = 3;</text:span><text:span text:style-name="T4"><text:tab/></text:span><text:span text:style-name="T4"><text:tab/></text:span><text:span text:style-name="T4">// from int to float</text:span></text:p>
                      </text:list-item>
                    </text:list>
                  </text:list-item>
                  <text:list-item>
                    <text:p text:style-name="P1"><text:span text:style-name="T3">byte -&gt; short -&gt; int -&gt; long -&gt; float -&gt; double</text:span></text:p>
                  </text:list-item>
                </text:list>
              </text:list-item>
              <text:list-item>
                <text:p text:style-name="P1"><text:span text:style-name="T3">Type </text:span><text:span text:style-name="T1">casting</text:span><text:span text:style-name="T3"> forces a type conversion:</text:span></text:p>
                <text:list>
                  <text:list-item>
                    <text:list>
                      <text:list-item>
                        <text:p text:style-name="P1"><text:span text:style-name="T2">numApples = (int) 3.99;</text:span><text:span text:style-name="T2"><text:tab/></text:span><text:span text:style-name="T4"><text:tab/></text:span><text:span text:style-name="T4">// truncated to 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Coding style conven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p text:style-name="P6"><text:span text:style-name="T5"/></text:p>
            <text:list text:style-name="L2">
              <text:list-item>
                <text:p text:style-name="P1"><text:span text:style-name="T1">Class</text:span> names are <text:span text:style-name="T1">nouns</text:span> in <text:span text:style-name="T6">CamelCase</text:span></text:p>
              </text:list-item>
              <text:list-item>
                <text:p text:style-name="P1"><text:span text:style-name="T1">Method</text:span> names are usually <text:span text:style-name="T1">verbs</text:span> in lowercase:</text:p>
                <text:list>
                  <text:list-item>
                    <text:p text:style-name="P1"><text:span text:style-name="T6">useLowerCamelCase()</text:span> or <text:span text:style-name="T6">use_underscores()</text:span></text:p>
                  </text:list-item>
                </text:list>
              </text:list-item>
              <text:list-item>
                <text:p text:style-name="P1">Local <text:span text:style-name="T1">variable</text:span> names are also <text:span text:style-name="T6">lowercase</text:span></text:p>
              </text:list-item>
              <text:list-item>
                <text:p text:style-name="P1"><text:span text:style-name="T1">Constants</text:span>: ALL_UPPERCASE</text:p>
                <text:p text:style-name="P7"/>
              </text:list-item>
              <text:list-item>
                <text:p text:style-name="P1">But! <text:s/>Lots of code is inconsistent; every project has its own convention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Headers vs. code (impl.)</text:p>
          </draw:text-box>
        </draw:frame>
        <draw:frame presentation:style-name="pr8" draw:layer="layout" svg:width="26.223cm" svg:height="14.415cm" svg:x="1.4cm" svg:y="4.507cm" presentation:class="outline" presentation:user-transformed="true">
          <draw:text-box>
            <text:list text:style-name="L2">
              <text:list-item>
                <text:p>A C++ <text:span text:style-name="T1">code</text:span> file may define many variables, functions, and classes</text:p>
              </text:list-item>
              <text:list-item>
                <text:p>Its corresponding <text:span text:style-name="T1">header file</text:span> lists declarations so that other files may use them</text:p>
              </text:list-item>
              <text:list-item>
                <text:p><text:span text:style-name="T1">mylibrary.cpp</text:span>:</text:p>
                <text:list>
                  <text:list-item>
                    <text:list>
                      <text:list-item>
                        <text:p text:style-name="P4"><text:span text:style-name="T2">int numApples = 5;</text:span></text:p>
                      </text:list-item>
                      <text:list-item>
                        <text:p text:style-name="P4"><text:span text:style-name="T2">int double_me(int x) { return x+x;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ylibrary.h</text:span>:</text:p>
                <text:list>
                  <text:list-item>
                    <text:list>
                      <text:list-item>
                        <text:p text:style-name="P4"><text:span text:style-name="T2">extern int numApples;</text:span></text:p>
                      </text:list-item>
                      <text:list-item>
                        <text:p text:style-name="P4"><text:span text:style-name="T2">int double_me(int x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#include headers</text:p>
          </draw:text-box>
        </draw:frame>
        <draw:frame presentation:style-name="pr8" draw:layer="layout" svg:width="25.199cm" svg:height="14.118cm" svg:x="1.4cm" svg:y="4.507cm" presentation:class="outline" presentation:user-transformed="true">
          <draw:text-box>
            <text:list text:style-name="L2">
              <text:list-item>
                <text:p><text:span text:style-name="T1">mylibtest.cpp </text:span>(our main program):</text:p>
                <text:list>
                  <text:list-item>
                    <text:p><text:span text:style-name="T2">#include "mylibrary.h"</text:span></text:p>
                  </text:list-item>
                  <text:list-item>
                    <text:p><text:span text:style-name="T2">int main() {</text:span></text:p>
                    <text:list>
                      <text:list-item>
                        <text:p><text:span text:style-name="T2">cout &lt;&lt; numApples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The <text:span text:style-name="T6">#include</text:span> directive tells the <text:span text:style-name="T1">preprocessor</text:span> to pull in the contents of the file <text:span text:style-name="T6">“mylibrary.h”</text:span></text:p>
              </text:list-item>
              <text:list-item>
                <text:p>Use <text:span text:style-name="T1">angle</text:span> brackets <text:span text:style-name="T6">&lt;&gt;</text:span> to pull <text:span text:style-name="T1">standard</text:span> library headers:</text:p>
                <text:list>
                  <text:list-item>
                    <text:p><text:span text:style-name="T2">#include &lt;iostream&gt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ther preprocessor directives</text:p>
          </draw:text-box>
        </draw:frame>
        <draw:frame presentation:style-name="pr8" draw:layer="layout" svg:width="25.199cm" svg:height="14.379cm" svg:x="1.4cm" svg:y="4.507cm" presentation:class="outline" presentation:user-transformed="true">
          <draw:text-box>
            <text:list text:style-name="L2">
              <text:list-item>
                <text:p><text:span text:style-name="T1">#define </text:span><text:span text:style-name="T7">NAME</text:span><text:span text:style-name="T1"> </text:span><text:span text:style-name="T7">text</text:span></text:p>
                <text:list>
                  <text:list-item>
                    <text:p>Preprocessor macro; expands <text:span text:style-name="T8">NAME</text:span> to “text” in your source code</text:p>
                    <text:list>
                      <text:list-item>
                        <text:p text:style-name="P4"><text:span text:style-name="T2">#define PI 3.14159</text:span></text:p>
                      </text:list-item>
                    </text:list>
                  </text:list-item>
                </text:list>
              </text:list-item>
              <text:list-item>
                <text:p><text:span text:style-name="T1">#if </text:span><text:span text:style-name="T7">bool_expr</text:span></text:p>
                <text:list>
                  <text:list-item>
                    <text:p>Boolean expression, can use preprocessor macros but <text:span text:style-name="T9">not</text:span><text:span text:style-name="T8"> your C++ variables</text:span></text:p>
                    <text:list>
                      <text:list-item>
                        <text:p text:style-name="P4"><text:span text:style-name="T10">#if PI &gt; 3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#ifdef </text:span><text:span text:style-name="T7">NAME</text:span></text:p>
              </text:list-item>
              <text:list-item>
                <text:p><text:span text:style-name="T11">#endif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7-01-15T12:24:22</meta:creation-date>
    <dc:date>2009-01-09T14:33:06</dc:date>
    <meta:editing-cycles>16</meta:editing-cycles>
    <meta:editing-duration>PT05H48M36S</meta:editing-duration>
    <meta:document-statistic meta:object-count="193"/>
    <meta:user-defined meta:name="Info 1"/>
    <meta:user-defined meta:name="Info 2"/>
    <meta:user-defined meta:name="Info 3"/>
    <meta:user-defined meta:name="Info 4"/>
  </office:meta>
</office:document-meta>
</file>